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VARIABLE DESCRIPTIONS:</text:p>
      <text:p text:style-name="Preformatted_20_Text">survival <text:s text:c="7"/>Survival</text:p>
      <text:p text:style-name="Preformatted_20_Text"><text:s text:c="16"/>(0 = No; 1 = Yes)</text:p>
      <text:p text:style-name="Preformatted_20_Text">pclass <text:s text:c="9"/>Passenger Class</text:p>
      <text:p text:style-name="Preformatted_20_Text"><text:s text:c="16"/>(1 = 1st; 2 = 2nd; 3 = 3rd)</text:p>
      <text:p text:style-name="Preformatted_20_Text">name <text:s text:c="11"/>Name</text:p>
      <text:p text:style-name="Preformatted_20_Text">sex <text:s text:c="12"/>Sex</text:p>
      <text:p text:style-name="Preformatted_20_Text">age <text:s text:c="12"/>Age</text:p>
      <text:p text:style-name="Preformatted_20_Text">sibsp <text:s text:c="10"/>Number of Siblings/Spouses Aboard</text:p>
      <text:p text:style-name="Preformatted_20_Text">parch <text:s text:c="10"/>Number of Parents/Children Aboard</text:p>
      <text:p text:style-name="Preformatted_20_Text">ticket <text:s text:c="9"/>Ticket Number</text:p>
      <text:p text:style-name="Preformatted_20_Text">fare <text:s text:c="11"/>Passenger Fare</text:p>
      <text:p text:style-name="Preformatted_20_Text">cabin <text:s text:c="10"/>Cabin</text:p>
      <text:p text:style-name="Preformatted_20_Text">embarked <text:s text:c="7"/>Port of Embarkation</text:p>
      <text:p text:style-name="Preformatted_20_Text"><text:s text:c="16"/>(C = Cherbourg; Q = Queenstown; S = Southampton)</text:p>
      <text:p text:style-name="Preformatted_20_Text"/>
      <text:p text:style-name="Preformatted_20_Text">SPECIAL NOTES:</text:p>
      <text:p text:style-name="Preformatted_20_Text">Pclass is a proxy for socio-economic status (SES)</text:p>
      <text:p text:style-name="Preformatted_20_Text"><text:s/>1st ~ Upper; 2nd ~ Middle; 3rd ~ Lower</text:p>
      <text:p text:style-name="Preformatted_20_Text"/>
      <text:p text:style-name="Preformatted_20_Text">Age is in Years; Fractional if Age less than One (1)</text:p>
      <text:p text:style-name="Preformatted_20_Text"><text:s/>If the Age is Estimated, it is in the form xx.5</text:p>
      <text:p text:style-name="Preformatted_20_Text"/>
      <text:p text:style-name="Preformatted_20_Text">With respect to the family relation variables (i.e. sibsp and parch)</text:p>
      <text:p text:style-name="Preformatted_20_Text">some relations were ignored. <text:s/>The following are the definitions used</text:p>
      <text:p text:style-name="Preformatted_20_Text">for sibsp and parch.</text:p>
      <text:p text:style-name="Preformatted_20_Text"/>
      <text:p text:style-name="Preformatted_20_Text">Sibling: <text:s/>Brother, Sister, Stepbrother, or Stepsister of Passenger Aboard Titanic</text:p>
      <text:p text:style-name="Preformatted_20_Text">Spouse: <text:s text:c="2"/>Husband or Wife of Passenger Aboard Titanic (Mistresses and Fiances Ignored)</text:p>
      <text:p text:style-name="Preformatted_20_Text">Parent: <text:s text:c="2"/>Mother or Father of Passenger Aboard Titanic</text:p>
      <text:p text:style-name="P1">Child: <text:s text:c="3"/>Son, Daughter, Stepson, or Stepdaughter of Passenger Aboard Titani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rva </meta:initial-creator>
    <meta:creation-date>2014-05-09T16:58:21</meta:creation-date>
    <dc:date>2014-05-09T16:58:59</dc:date>
    <dc:creator>purva </dc:creator>
    <meta:editing-duration>P0D</meta:editing-duration>
    <meta:editing-cycles>1</meta:editing-cycles>
    <meta:document-statistic meta:table-count="0" meta:image-count="0" meta:object-count="0" meta:page-count="1" meta:paragraph-count="27" meta:word-count="165" meta:character-count="1144" meta:non-whitespace-character-count="839"/>
    <meta:generator>LibreOffice/3.5$Linux_X86_64 LibreOffice_project/350m1$Build-2</meta:generator>
  </office:meta>
</office:document-meta>
</file>